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222" officeooo:paragraph-rsid="0012b222"/>
    </style:style>
    <style:style style:name="P2" style:family="paragraph" style:parent-style-name="Standard">
      <style:paragraph-properties fo:text-align="center" style:justify-single-word="false"/>
      <style:text-properties officeooo:rsid="0012b222" officeooo:paragraph-rsid="0012b222"/>
    </style:style>
    <style:style style:name="P3" style:family="paragraph" style:parent-style-name="Text_20_body">
      <style:text-properties fo:font-size="10.5pt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rsid="0012b222"/>
    </style:style>
    <style:style style:name="P7" style:family="paragraph" style:parent-style-name="Text_20_body">
      <style:paragraph-properties fo:text-align="start" style:justify-single-word="false"/>
      <style:text-properties officeooo:rsid="0012b222" officeooo:paragraph-rsid="0012b222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color="#e8511e" fo:font-size="10.5pt"/>
    </style:style>
    <style:style style:name="T2" style:family="text">
      <style:text-properties fo:color="#e8511e" fo:font-size="10.5pt" officeooo:rsid="0012b222"/>
    </style:style>
    <style:style style:name="T3" style:family="text">
      <style:text-properties fo:font-size="10.5pt"/>
    </style:style>
    <style:style style:name="T4" style:family="text">
      <style:text-properties fo:color="#0000cd" fo:font-size="10.5pt"/>
    </style:style>
    <style:style style:name="T5" style:family="text">
      <style:text-properties fo:color="#0000ff" fo:font-size="10.5pt"/>
    </style:style>
    <style:style style:name="T6" style:family="text">
      <style:text-properties fo:font-size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s : Activités Sportives</text:p>
      <text:p text:style-name="P1"/>
      <text:p text:style-name="P2">Sport &amp; Loisirs</text:p>
      <text:p text:style-name="P2"/>
      <text:p text:style-name="P7"><text:span text:style-name="Strong_20_Emphasis"><text:span text:style-name="T1">Randonnées</text:span></text:span></text:p>
      <text:p text:style-name="P3">Le Perche dispose de 2000 kms de sentiers balisés<text:line-break/>On peut découvrir le Perche en faisant de la Randonnée :</text:p>
      <text:list xml:id="list4496762204857402197" text:style-name="L1">
        <text:list-item>
          <text:p text:style-name="P8"><text:span text:style-name="T3">à pied : 197 sentiers balisés</text:span> </text:p>
        </text:list-item>
        <text:list-item>
          <text:p text:style-name="P8"><text:span text:style-name="T3">à vélo ou  VTT :  boucle à vélo - Véloscénie - 16 circuits balisés</text:span> </text:p>
        </text:list-item>
        <text:list-item>
          <text:p text:style-name="P8"><text:span text:style-name="T3">à cheval ou en attelage</text:span> </text:p>
        </text:list-item>
        <text:list-item>
          <text:p text:style-name="P8"><text:span text:style-name="T3">en kayak</text:span> </text:p>
        </text:list-item>
        <text:list-item>
          <text:p text:style-name="P4"><text:span text:style-name="T3">en voiture en musardant sur les routes tranquilles du Perche - circuits</text:span> </text:p>
        </text:list-item>
      </text:list>
      <text:p text:style-name="P5"><text:a xlink:type="simple" xlink:href="http://www.parc-naturel-perche.fr/" office:target-frame-name="_blank" xlink:show="new" text:style-name="Internet_20_link" text:visited-style-name="Visited_20_Internet_20_Link"><text:span text:style-name="T4">http://www.parc-naturel-perche.fr</text:span></text:a><text:span text:style-name="T3"> -</text:span></text:p>
      <text:p text:style-name="Text_20_body"><text:span text:style-name="T3">Découvrir le Perche - Les territoires Percherons</text:span></text:p>
      <text:list xml:id="list7262178039200377901" text:style-name="L2">
        <text:list-item>
          <text:p text:style-name="P9"><text:a xlink:type="simple" xlink:href="http://itinerairesduperche.org/" text:style-name="Internet_20_link" text:visited-style-name="Visited_20_Internet_20_Link"><text:span text:style-name="T5">http://itinerairesduperche.org/</text:span></text:a>  <text:span text:style-name="Emphasis"><text:span text:style-name="T6">(site associatif. On peut y télécharger un circuit sur smartphone, Iphone, tablette...)</text:span></text:span> </text:p>
        </text:list-item>
        <text:list-item>
          <text:p text:style-name="P9"><text:a xlink:type="simple" xlink:href="http://www.parc-naturel-perche.fr/randonnee-pedestre.asp" office:target-frame-name="_blank" xlink:show="new" text:style-name="Internet_20_link" text:visited-style-name="Visited_20_Internet_20_Link"><text:span text:style-name="T4">http://www.parc-naturel-perche.fr/randonnee-pedestre.asp</text:span></text:a> </text:p>
        </text:list-item>
        <text:list-item>
          <text:p text:style-name="P9"><text:a xlink:type="simple" xlink:href="http://www.parc-naturel-perche.fr/randonnee-attelage.asp" office:target-frame-name="_blank" xlink:show="new" text:style-name="Internet_20_link" text:visited-style-name="Visited_20_Internet_20_Link"><text:span text:style-name="T4">http://www.parc-naturel-perche.fr/randonnee-attelage.asp</text:span></text:a> </text:p>
        </text:list-item>
        <text:list-item>
          <text:p text:style-name="P9"><text:a xlink:type="simple" xlink:href="http://www.parc-naturel-perche.fr/randonnee-cheval.asp" office:target-frame-name="_blank" xlink:show="new" text:style-name="Internet_20_link" text:visited-style-name="Visited_20_Internet_20_Link"><text:span text:style-name="T4">http://www.parc-naturel-perche.fr/randonnee-cheval.asp</text:span></text:a> </text:p>
        </text:list-item>
        <text:list-item>
          <text:p text:style-name="P10"><text:a xlink:type="simple" xlink:href="http://www.parc-naturel-perche.fr/randonnee-velo.asp" office:target-frame-name="_blank" xlink:show="new" text:style-name="Internet_20_link" text:visited-style-name="Visited_20_Internet_20_Link"><text:span text:style-name="T4">http://www.parc-naturel-perche.fr/randonnee-velo.asp</text:span></text:a> </text:p>
        </text:list-item>
      </text:list>
      <text:p text:style-name="P6"/>
      <text:p text:style-name="P7"><text:span text:style-name="Strong_20_Emphasis"><text:span text:style-name="T1">Pêche</text:span></text:span></text:p>
      <text:p text:style-name="P3">http://www.groupementpecheduperche.com/‎</text:p>
      <text:p text:style-name="P3">http://www.peche-orne.fr</text:p>
      <text:p text:style-name="P3">Le Moulin de gémages 61130 GEMAGES<text:line-break/>tel +33 (0) 2 33 25 15 72</text:p>
      <text:p text:style-name="Text_20_body"><text:a xlink:type="simple" xlink:href="http://www.lemoulindegemages.com/" office:target-frame-name="_blank" xlink:show="new" text:style-name="Internet_20_link" text:visited-style-name="Visited_20_Internet_20_Link"><text:span text:style-name="T4">www.lemoulindegemages.com </text:span></text:a></text:p>
      <text:p text:style-name="Text_20_body"><text:span text:style-name="Strong_20_Emphasis"><text:span text:style-name="T1">Activités équestres</text:span></text:span></text:p>
      <text:p text:style-name="Text_20_body"><text:span text:style-name="Emphasis"><text:span text:style-name="Strong_20_Emphasis"><text:span text:style-name="T1">Haras de la Chéchinière </text:span></text:span></text:span><text:span text:style-name="T3">: 61380 - Soligny la trappe. Centre équestre et poney-club Tél 02 33 24 12 12  </text:span><text:a xlink:type="simple" xlink:href="http://haras-de-la-chechiniere.com/" office:target-frame-name="_blank" xlink:show="new" text:style-name="Internet_20_link" text:visited-style-name="Visited_20_Internet_20_Link"><text:span text:style-name="T4">www.haras-de-la-chechiniere.fr</text:span></text:a></text:p>
      <text:p text:style-name="Text_20_body"><text:span text:style-name="Emphasis"><text:span text:style-name="Strong_20_Emphasis"><text:span text:style-name="T1">Elevage du Grand Prainville </text:span></text:span></text:span><text:span text:style-name="T3">- 28400 Saint-Jean-Pierre Fixte . Maison du Cheval Percheron. Lla race percheronne au sein du domaine du Grand Prainville (manoir du XVe siècle). Visites guidées toute l'année, balades en attelage de mai à octobre, les mercredis et week-ends. Tél: 02 37 53 90 37 - 06 62 43 90 49  </text:span></text:p>
      <text:p text:style-name="Text_20_body"><text:span text:style-name="Emphasis"><text:span text:style-name="Strong_20_Emphasis"><text:span text:style-name="T1">L</text:span></text:span></text:span><text:span text:style-name="Emphasis"><text:span text:style-name="Strong_20_Emphasis"><text:span text:style-name="T2">e</text:span></text:span></text:span><text:span text:style-name="Emphasis"><text:span text:style-name="Strong_20_Emphasis"><text:span text:style-name="T1">s roulottes des Epasses</text:span></text:span></text:span><text:span text:style-name="T3"> Location de roulottes tractées par un cheval - Balade accompagnée en char à banc (15 pers.) Claude Lessieu, Ferme des Epasses - 61290 Moulicent </text:span><text:a xlink:type="simple" xlink:href="http://www.claude-lessieu.com/" office:target-frame-name="_blank" xlink:show="new" text:style-name="Internet_20_link" text:visited-style-name="Visited_20_Internet_20_Link">http://www.claude-lessieu.com</text:a><text:span text:style-name="T4">//</text:span></text:p>
      <text:p text:style-name="Text_20_body"><text:span text:style-name="Emphasis"><text:span text:style-name="Strong_20_Emphasis"><text:span text:style-name="T1">Les Ecuries des Landes</text:span></text:span></text:span><text:span text:style-name="T3">, marque "Accueil du Parc", Les landes, 28250 Senonches<text:line-break/>email : ecuriesdeslandes@orange.fr<text:line-break/>tel : 06.32.41.70.98n (Ghislain Mil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5:52:04.887642359</meta:creation-date>
    <dc:date>2017-02-26T15:59:42.706433088</dc:date>
    <meta:editing-duration>PT7M38S</meta:editing-duration>
    <meta:editing-cycles>1</meta:editing-cycles>
    <meta:document-statistic meta:table-count="0" meta:image-count="0" meta:object-count="0" meta:page-count="1" meta:paragraph-count="26" meta:word-count="248" meta:character-count="1770" meta:non-whitespace-character-count="1542"/>
    <meta:generator>LibreOffice/5.1.6.2$Linux_X86_64 LibreOffice_project/10m0$Build-2</meta:generator>
  </office:meta>
</office:document-meta>
</file>